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03" calcext:value-type="date">
            <text:p>03/09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89 - mens. 08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17" calcext:value-type="date">
            <text:p>17/09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3 - mens. 09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0-03" calcext:value-type="date">
            <text:p>03/10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17 - mens. 10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1-21" calcext:value-type="date">
            <text:p>21/11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NF 13331 - mens. 11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2-04" calcext:value-type="date">
            <text:p>04/12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NF 13345 - mens. 12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2-18" calcext:value-type="date">
            <text:p>18/12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7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4">
          <table:table-cell table:number-columns-repeated="64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3:06.021761848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3:06.0238642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1-05T15:03:46.080187984</dc:date>
    <dc:language>pt-PT</dc:language>
    <meta:editing-cycles>604</meta:editing-cycles>
    <meta:editing-duration>PT15H55M17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